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631f2" officeooo:paragraph-rsid="000631f2"/>
    </style:style>
    <style:style style:name="P2" style:family="paragraph" style:parent-style-name="Standard">
      <style:text-properties style:font-name="FreeMono" officeooo:rsid="00070cd6" officeooo:paragraph-rsid="00070cd6"/>
    </style:style>
    <style:style style:name="P3" style:family="paragraph" style:parent-style-name="Standard">
      <style:text-properties style:font-name="FreeMono" officeooo:rsid="0007a7dc" officeooo:paragraph-rsid="0007a7dc"/>
    </style:style>
    <style:style style:name="P4" style:family="paragraph" style:parent-style-name="Standard">
      <style:text-properties style:font-name="FreeMono" officeooo:rsid="0008fb33" officeooo:paragraph-rsid="0008fb33"/>
    </style:style>
    <style:style style:name="P5" style:family="paragraph" style:parent-style-name="Standard">
      <style:text-properties style:font-name="FreeMono" officeooo:rsid="00096cbe" officeooo:paragraph-rsid="00096cbe"/>
    </style:style>
    <style:style style:name="P6" style:family="paragraph" style:parent-style-name="Standard">
      <style:text-properties style:font-name="FreeMono" officeooo:rsid="000a6dfe" officeooo:paragraph-rsid="000a6dfe"/>
    </style:style>
    <style:style style:name="T1" style:family="text">
      <style:text-properties officeooo:rsid="0007a7dc"/>
    </style:style>
    <style:style style:name="T2" style:family="text">
      <style:text-properties officeooo:rsid="0008fb33"/>
    </style:style>
    <style:style style:name="T3" style:family="text">
      <style:text-properties officeooo:rsid="00096cbe"/>
    </style:style>
    <style:style style:name="T4" style:family="text">
      <style:text-properties officeooo:rsid="000a6dfe"/>
    </style:style>
    <style:style style:name="T5" style:family="text">
      <style:text-properties officeooo:rsid="000b6c4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11</text:p>
      <text:p text:style-name="P1">GS200</text:p>
      <text:p text:style-name="P1"/>
      <text:p text:style-name="P2">1a.<text:tab/><text:span text:style-name="T1">It was interesting to read about the conflict of interest between a state's purpose being to provide security for its citizens, versus providing security for itself. Of course it would be difficult to address just one aspect of those goals, but the concept that a nation stands for one or the other is a neat way to consider it.</text:span></text:p>
      <text:p text:style-name="P2"/>
      <text:p text:style-name="P3">1b.<text:tab/><text:span text:style-name="T2">The concept of Realism in this scope is new to me. We've been reading about Realism in EH208, but it hasn't had this framework of security and international affairs so far in our discussions. I think it's interesting that policy makers during the Cold War drew on Realism, because it reflect literature in how movements motivate writers.</text:span></text:p>
      <text:p text:style-name="P3"/>
      <text:p text:style-name="P4">1c.<text:tab/><text:span text:style-name="T3">I also didn't understand how the United Nations was organized, in which global powers from the post-WWII years were frozen as decision makers.</text:span></text:p>
      <text:p text:style-name="P4"/>
      <text:p text:style-name="P5">2a.<text:tab/>It was strange to read about Edward Snowden in a text discussing security and to have his role so quickly glossed over. I think there's a lot of room to discuss individual security from the perspective of surveillance by a citizen's own state or government. We saw during protests in Ukraine, in which a mass-text message went out to everyone in a specific area, that the ability for a government to abuse the role of personal technology can be quite negative. It would have been nice to see this topic receive more attention in the text.</text:p>
      <text:p text:style-name="P5"/>
      <text:p text:style-name="P5">2b.<text:tab/><text:span text:style-name="T4">I think the section on the United Nations will become a topic of widespread discussion soon. As it was described, the United Nations is entering an unknown in which the governing rules aren't capable of correcting for political tensions and perspectives. </text:span></text:p>
      <text:p text:style-name="P5"/>
      <text:p text:style-name="P6">3.<text:tab/><text:span text:style-name="T5">I'd like to know more about international governing organizations. The chapters we read discussed how nation-states are playing shifting roles as entities such as the United Nations interact between governments to provide stability and suppo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9:57:51.804219634</meta:creation-date>
    <dc:date>2016-10-25T13:34:17.514776807</dc:date>
    <meta:editing-duration>PT31M50S</meta:editing-duration>
    <meta:editing-cycles>7</meta:editing-cycles>
    <meta:generator>LibreOffice/5.2.2.2.0$Linux_X86_64 LibreOffice_project/20m0$Build-2</meta:generator>
    <meta:document-statistic meta:table-count="0" meta:image-count="0" meta:object-count="0" meta:page-count="1" meta:paragraph-count="9" meta:word-count="322" meta:character-count="1899" meta:non-whitespace-character-count="1585"/>
  </office:meta>
</office:document-meta>
</file>